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Docs-Cambria" svg:font-family="Docs-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3.01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104cm" fo:break-before="auto" style:use-optimal-row-height="true"/>
    </style:style>
    <style:style style:name="ro3" style:family="table-row">
      <style:table-row-properties style:row-height="2.263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ocs-Cambria" fo:font-size="13pt" fo:font-style="normal" fo:text-shadow="none" style:text-underline-style="none" fo:font-weight="bold" style:font-size-asian="13pt" style:font-style-asian="normal" style:font-weight-asian="bold" style:font-name-complex="Docs-Cambria" style:font-size-complex="13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6f9d4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2.49pt solid #000000" style:direction="ltr" fo:border-right="0.74pt dotte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6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6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61">
      <style:table-cell-properties fo:border-bottom="0.06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6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61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61">
      <style:table-cell-properties fo:border-bottom="0.06pt solid #000000" style:diagonal-bl-tr="none" style:diagonal-tl-br="none" style:text-align-source="fix" style:repeat-content="false" fo:wrap-option="wrap" fo:border-left="0.74pt dotted #000000" style:direction="ltr" fo:border-right="0.74pt dotte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74pt dotted #000000" style:direction="ltr" fo:border-right="2.49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0.74pt dotte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74pt dotte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vertical-align="middle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ce1"/>
        <table:table-column table:style-name="co2" table:number-columns-repeated="1020" table:default-cell-style-name="Default"/>
        <table:table-row table:style-name="ro1">
          <table:table-cell/>
          <table:table-cell table:style-name="ce3"/>
          <table:table-cell table:number-columns-repeated="1022"/>
        </table:table-row>
        <table:table-row table:style-name="ro2">
          <table:table-cell/>
          <table:table-cell table:style-name="ce4"/>
          <table:table-cell table:style-name="ce10" office:value-type="string" calcext:value-type="string">
            <text:p>coeficiente Betha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23"/>
          <table:table-cell table:number-columns-repeated="1018"/>
        </table:table-row>
        <table:table-row table:style-name="ro3">
          <table:table-cell table:style-name="ce2"/>
          <table:table-cell table:style-name="ce5"/>
          <table:table-cell table:style-name="ce11" office:value-type="string" calcext:value-type="string">
            <text:p>potencia Armónico en dBm</text:p>
          </table:table-cell>
          <table:table-cell table:style-name="ce16" office:value-type="string" calcext:value-type="string">
            <text:p>Potencia Armónico mW</text:p>
          </table:table-cell>
          <table:table-cell table:style-name="ce16" office:value-type="string" calcext:value-type="string">
            <text:p>Coeficiente de Bessel practico</text:p>
          </table:table-cell>
          <table:table-cell table:style-name="ce24" office:value-type="string" calcext:value-type="string">
            <text:p>Coeficiente de Bessel teorico </text:p>
          </table:table-cell>
          <table:table-cell table:style-name="ce28" table:number-columns-repeated="1009"/>
          <table:table-cell table:number-columns-repeated="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J0(B)</text:p>
          </table:table-cell>
          <table:table-cell table:style-name="ce12" office:value-type="float" office:value="-5" calcext:value-type="float">
            <text:p>-5</text:p>
          </table:table-cell>
          <table:table-cell table:style-name="ce17" table:formula="of:=POWER(10;[.C4]/10)" office:value-type="float" office:value="0.316227766016838" calcext:value-type="float">
            <text:p>3,16E-01</text:p>
          </table:table-cell>
          <table:table-cell table:style-name="ce20" table:formula="of:=SQRT([.D4]/[.$D$14])" office:value-type="float" office:value="0.367846849704389" calcext:value-type="float">
            <text:p>3,68E-01</text:p>
          </table:table-cell>
          <table:table-cell table:style-name="ce25" table:formula="of:=BESSELJ([.D$2];[.A4])" office:value-type="float" office:value="0.765197686557967" calcext:value-type="float">
            <text:p>0,765197686557967</text:p>
          </table:table-cell>
          <table:table-cell table:number-columns-repeated="1018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J1(B)</text:p>
          </table:table-cell>
          <table:table-cell table:style-name="ce13" office:value-type="float" office:value="-4" calcext:value-type="float">
            <text:p>-4</text:p>
          </table:table-cell>
          <table:table-cell table:style-name="ce18" table:formula="of:=POWER(10;[.C5]/10)" office:value-type="float" office:value="0.398107170553497" calcext:value-type="float">
            <text:p>3,98E-01</text:p>
          </table:table-cell>
          <table:table-cell table:style-name="ce21" table:formula="of:=SQRT([.D5]/[.$D$14])" office:value-type="float" office:value="0.412730953725165" calcext:value-type="float">
            <text:p>4,13E-01</text:p>
          </table:table-cell>
          <table:table-cell table:style-name="ce26" table:formula="of:=BESSELJ([.D$2];[.A5])" office:value-type="float" office:value="0.440050585744933" calcext:value-type="float">
            <text:p>0,440050585744933</text:p>
          </table:table-cell>
          <table:table-cell table:number-columns-repeated="1018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j2(B)</text:p>
          </table:table-cell>
          <table:table-cell table:style-name="ce13" office:value-type="float" office:value="-3" calcext:value-type="float">
            <text:p>-3</text:p>
          </table:table-cell>
          <table:table-cell table:style-name="ce18" table:formula="of:=POWER(10;[.C6]/10)" office:value-type="float" office:value="0.501187233627272" calcext:value-type="float">
            <text:p>5,01E-01</text:p>
          </table:table-cell>
          <table:table-cell table:style-name="ce21" table:formula="of:=SQRT([.D6]/[.$D$14])" office:value-type="float" office:value="0.463091746741285" calcext:value-type="float">
            <text:p>4,63E-01</text:p>
          </table:table-cell>
          <table:table-cell table:style-name="ce26" table:formula="of:=BESSELJ([.D$2];[.A6])" office:value-type="float" office:value="0.1149034849319" calcext:value-type="float">
            <text:p>0,1149034849319</text:p>
          </table:table-cell>
          <table:table-cell table:number-columns-repeated="1018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j3(B)</text:p>
          </table:table-cell>
          <table:table-cell table:style-name="ce13" office:value-type="float" office:value="-10" calcext:value-type="float">
            <text:p>-10</text:p>
          </table:table-cell>
          <table:table-cell table:style-name="ce18" table:formula="of:=POWER(10;[.C7]/10)" office:value-type="float" office:value="0.1" calcext:value-type="float">
            <text:p>1,00E-01</text:p>
          </table:table-cell>
          <table:table-cell table:style-name="ce21" table:formula="of:=SQRT([.D7]/[.$D$14])" office:value-type="float" office:value="0.206855484929861" calcext:value-type="float">
            <text:p>2,07E-01</text:p>
          </table:table-cell>
          <table:table-cell table:style-name="ce26" table:formula="of:=BESSELJ([.D$2];[.A7])" office:value-type="float" office:value="0.0195633539826684" calcext:value-type="float">
            <text:p>0,019563353982668</text:p>
          </table:table-cell>
          <table:table-cell table:number-columns-repeated="1018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j4(B)</text:p>
          </table:table-cell>
          <table:table-cell table:style-name="ce13" office:value-type="float" office:value="-20" calcext:value-type="float">
            <text:p>-20</text:p>
          </table:table-cell>
          <table:table-cell table:style-name="ce18" table:formula="of:=POWER(10;[.C8]/10)" office:value-type="float" office:value="0.01" calcext:value-type="float">
            <text:p>1,00E-02</text:p>
          </table:table-cell>
          <table:table-cell table:style-name="ce21" table:formula="of:=SQRT([.D8]/[.$D$14])" office:value-type="float" office:value="0.0654134478876998" calcext:value-type="float">
            <text:p>6,54E-02</text:p>
          </table:table-cell>
          <table:table-cell table:style-name="ce26" table:formula="of:=BESSELJ([.D$2];[.A8])" office:value-type="float" office:value="0.00247663896410996" calcext:value-type="float">
            <text:p>0,00247663896411</text:p>
          </table:table-cell>
          <table:table-cell table:number-columns-repeated="1018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j5(B)</text:p>
          </table:table-cell>
          <table:table-cell table:style-name="ce13" office:value-type="float" office:value="-30" calcext:value-type="float">
            <text:p>-30</text:p>
          </table:table-cell>
          <table:table-cell table:style-name="ce18" table:formula="of:=POWER(10;[.C9]/10)" office:value-type="float" office:value="0.001" calcext:value-type="float">
            <text:p>1,00E-03</text:p>
          </table:table-cell>
          <table:table-cell table:style-name="ce21" table:formula="of:=SQRT([.D9]/[.$D$14])" office:value-type="float" office:value="0.0206855484929861" calcext:value-type="float">
            <text:p>2,07E-02</text:p>
          </table:table-cell>
          <table:table-cell table:style-name="ce26" table:formula="of:=BESSELJ([.D$2];[.A9])" office:value-type="float" office:value="0.000249757730211234" calcext:value-type="float">
            <text:p>0,000249757730211</text:p>
          </table:table-cell>
          <table:table-cell table:number-columns-repeated="1018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j6(B)</text:p>
          </table:table-cell>
          <table:table-cell table:style-name="ce13" office:value-type="float" office:value="-40" calcext:value-type="float">
            <text:p>-40</text:p>
          </table:table-cell>
          <table:table-cell table:style-name="ce18" table:formula="of:=POWER(10;[.C10]/10)" office:value-type="float" office:value="0.0001" calcext:value-type="float">
            <text:p>1,00E-04</text:p>
          </table:table-cell>
          <table:table-cell table:style-name="ce21" table:formula="of:=SQRT([.D10]/[.$D$14])" office:value-type="float" office:value="0.00654134478876998" calcext:value-type="float">
            <text:p>6,54E-03</text:p>
          </table:table-cell>
          <table:table-cell table:style-name="ce26" table:formula="of:=BESSELJ([.D$2];[.A10])" office:value-type="float" office:value="0.0000209383380023893" calcext:value-type="float">
            <text:p>2,09383380023893E-05</text:p>
          </table:table-cell>
          <table:table-cell table:number-columns-repeated="1018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j7(B)</text:p>
          </table:table-cell>
          <table:table-cell table:style-name="ce13" office:value-type="float" office:value="-50" calcext:value-type="float">
            <text:p>-50</text:p>
          </table:table-cell>
          <table:table-cell table:style-name="ce18" table:formula="of:=POWER(10;[.C11]/10)" office:value-type="float" office:value="0.00001" calcext:value-type="float">
            <text:p>1,00E-05</text:p>
          </table:table-cell>
          <table:table-cell table:style-name="ce21" table:formula="of:=SQRT([.D11]/[.$D$14])" office:value-type="float" office:value="0.00206855484929861" calcext:value-type="float">
            <text:p>2,07E-03</text:p>
          </table:table-cell>
          <table:table-cell table:style-name="ce26" table:formula="of:=BESSELJ([.D$2];[.A11])" office:value-type="float" office:value="0.00000150232581743681" calcext:value-type="float">
            <text:p>1,50232581743681E-06</text:p>
          </table:table-cell>
          <table:table-cell table:number-columns-repeated="1018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j8(B)</text:p>
          </table:table-cell>
          <table:table-cell table:style-name="ce13" office:value-type="float" office:value="-60" calcext:value-type="float">
            <text:p>-60</text:p>
          </table:table-cell>
          <table:table-cell table:style-name="ce18" table:formula="of:=POWER(10;[.C12]/10)" office:value-type="float" office:value="0.000001" calcext:value-type="float">
            <text:p>1,00E-06</text:p>
          </table:table-cell>
          <table:table-cell table:style-name="ce21" table:formula="of:=SQRT([.D12]/[.$D$14])" office:value-type="float" office:value="0.000654134478876998" calcext:value-type="float">
            <text:p>6,54E-04</text:p>
          </table:table-cell>
          <table:table-cell table:style-name="ce26" table:formula="of:=BESSELJ([.D$2];[.A12])" office:value-type="float" office:value="0.000000094223441726045" calcext:value-type="float">
            <text:p>9,4223441726045E-08</text:p>
          </table:table-cell>
          <table:table-cell table:number-columns-repeated="1018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j9(B)</text:p>
          </table:table-cell>
          <table:table-cell table:style-name="ce14" office:value-type="float" office:value="-70" calcext:value-type="float">
            <text:p>-70</text:p>
          </table:table-cell>
          <table:table-cell table:style-name="ce19" table:formula="of:=POWER(10;[.C13]/10)" office:value-type="float" office:value="0.0000001" calcext:value-type="float">
            <text:p>1,00E-07</text:p>
          </table:table-cell>
          <table:table-cell table:style-name="ce22" table:formula="of:=SQRT([.D13]/[.$D$14])" office:value-type="float" office:value="0.000206855484929861" calcext:value-type="float">
            <text:p>2,07E-04</text:p>
          </table:table-cell>
          <table:table-cell table:style-name="ce27" table:formula="of:=BESSELJ([.D$2];[.A13])" office:value-type="float" office:value="0.00000000524925017991188" calcext:value-type="float">
            <text:p>5,24925017991188E-09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15" office:value-type="string" calcext:value-type="string">
            <text:p>Potencia total</text:p>
          </table:table-cell>
          <table:table-cell table:style-name="ce15" table:formula="of:=+[.D4]+2*SUM([.D5:.D13])" office:value-type="float" office:value="2.33703877437838" calcext:value-type="float">
            <text:p>2,33703877437838</text:p>
          </table:table-cell>
          <table:table-cell table:style-name="ce15" office:value-type="string" calcext:value-type="string">
            <text:p>mW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5">
          <table:table-cell/>
          <table:table-cell table:style-name="ce9" office:value-type="string" calcext:value-type="string" table:number-columns-spanned="5" table:number-rows-spanned="16">
            <text:p>Inserte la imagen captada en el analizador de espectro</text:p>
          </table:table-cell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"/>
          <table:covered-table-cell table:number-columns-repeated="4"/>
          <table:table-cell table:number-columns-repeated="1018"/>
        </table:table-row>
        <table:table-row table:style-name="ro5">
          <table:table-cell/>
          <table:covered-table-cell table:style-name="ce3"/>
          <table:covered-table-cell table:number-columns-repeated="4"/>
          <table:table-cell table:number-columns-repeated="1018"/>
        </table:table-row>
        <table:table-row table:style-name="ro1" table:number-rows-repeated="965">
          <table:table-cell/>
          <table:table-cell table:style-name="ce3"/>
          <table:table-cell table:number-columns-repeated="1022"/>
        </table:table-row>
        <table:table-row table:style-name="ro6" table:number-rows-repeated="1047576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Docs-Cambria" svg:font-family="Docs-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7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8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9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0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P0" style:volatile="true">
      <number:number number:decimal-places="0" loext:min-decimal-places="0" number:min-integer-digits="1" number:grouping="true"/>
      <number:text> </number:text>
    </number:number-style>
    <number:number-style style:name="N11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</number:text>
    </number:number-style>
    <number:number-style style:name="N11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0P1" style:volatile="true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20P2" style:volatile="true">
      <number:text> </number:text>
      <number:currency-symbol/>
      <loext:text> </loext:text>
      <loext:fill-character> </loext:fill-character>
      <number:text>- </number:text>
    </number:currency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2P2" style:volatile="true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07T15:21:31.176411721</dc:date>
    <meta:editing-duration>PT8M51S</meta:editing-duration>
    <meta:editing-cycles>1</meta:editing-cycles>
    <meta:document-statistic meta:table-count="1" meta:cell-count="70" meta:object-count="0"/>
    <meta:generator>LibreOffice/6.4.7.2$Linux_X86_64 LibreOffice_project/40$Build-2</meta:generator>
  </office:meta>
</office:document-meta>
</file>